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940000002513372FC5346D971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212cm" svg:stroke-color="#000000" draw:marker-start-width="0.517cm" draw:marker-end-width="0.517cm" draw:fill="solid" draw:textarea-vertical-align="middle" fo:padding-top="0.23cm" fo:padding-bottom="0.23cm" fo:padding-left="0.355cm" fo:padding-right="0.355cm"/>
    </style:style>
    <style:style style:name="gr3" style:family="graphic" style:parent-style-name="objectwithoutfill">
      <style:graphic-properties svg:stroke-width="0.423cm" svg:stroke-color="#5eb91e" draw:marker-start-width="0.832cm" draw:marker-end="Arrow" draw:marker-end-width="0.932cm" draw:fill="solid" draw:textarea-vertical-align="middle" fo:padding-top="0.334cm" fo:padding-bottom="0.334cm" fo:padding-left="0.459cm" fo:padding-right="0.459cm"/>
    </style:style>
    <style:style style:name="gr4" style:family="graphic" style:parent-style-name="objectwithoutfill">
      <style:graphic-properties svg:stroke-width="0.423cm" svg:stroke-color="#ff0000" draw:marker-start-width="0.832cm" draw:marker-end="Arrow" draw:marker-end-width="0.932cm" draw:fill="solid" draw:textarea-vertical-align="middle" fo:padding-top="0.334cm" fo:padding-bottom="0.334cm" fo:padding-left="0.459cm" fo:padding-right="0.459cm"/>
    </style:style>
    <style:style style:name="gr5" style:family="graphic" style:parent-style-name="standard">
      <style:graphic-properties svg:stroke-width="0.159cm" svg:stroke-color="#729fcf" draw:marker-start-width="0.438cm" draw:marker-end-width="0.438cm" draw:fill="none" draw:opacity="99%" draw:textarea-horizontal-align="justify" draw:textarea-vertical-align="middle" draw:auto-grow-height="false" fo:min-height="0.312cm" fo:min-width="0.062cm" fo:padding-top="0.204cm" fo:padding-bottom="0.204cm" fo:padding-left="0.329cm" fo:padding-right="0.329cm"/>
    </style:style>
    <style:style style:name="gr6" style:family="graphic" style:parent-style-name="standard">
      <style:graphic-properties svg:stroke-width="0.159cm" svg:stroke-color="#729fcf" draw:marker-start-width="0.438cm" draw:marker-end-width="0.438cm" draw:fill="solid" draw:fill-color="#ff0000" draw:opacity="99%" draw:textarea-horizontal-align="justify" draw:textarea-vertical-align="middle" draw:auto-grow-height="false" fo:min-height="0.312cm" fo:min-width="0.062cm" fo:padding-top="0.204cm" fo:padding-bottom="0.204cm" fo:padding-left="0.329cm" fo:padding-right="0.329cm"/>
    </style:style>
    <style:style style:name="gr7" style:family="graphic" style:parent-style-name="standard">
      <style:graphic-properties draw:stroke="none" svg:stroke-color="#000000" draw:fill="none" draw:fill-color="#ffffff" draw:auto-grow-height="true" draw:auto-grow-width="false" fo:max-height="0cm" fo:min-height="0.869cm"/>
    </style:style>
    <style:style style:name="gr8" style:family="graphic" style:parent-style-name="standard">
      <style:graphic-properties draw:stroke="none" svg:stroke-color="#000000" draw:fill="none" draw:fill-color="#ffffff" draw:auto-grow-height="true" draw:auto-grow-width="false" fo:max-height="0cm" fo:min-height="0.788cm"/>
    </style:style>
    <style:style style:name="gr9" style:family="graphic" style:parent-style-name="standard">
      <style:graphic-properties draw:stroke="none" svg:stroke-color="#000000" draw:fill-color="#000000" draw:textarea-vertical-align="middle" draw:auto-grow-height="false" fo:min-height="0.789cm" fo:min-width="0.749cm"/>
    </style:style>
    <style:style style:name="gr10" style:family="graphic" style:parent-style-name="standard">
      <style:graphic-properties svg:stroke-width="0.159cm" svg:stroke-color="#729fcf" draw:marker-start-width="0.438cm" draw:marker-end-width="0.438cm" draw:fill="solid" draw:fill-color="#5eb91e" draw:opacity="99%" draw:textarea-horizontal-align="justify" draw:textarea-vertical-align="middle" draw:auto-grow-height="false" fo:min-height="0.312cm" fo:min-width="0.062cm" fo:padding-top="0.204cm" fo:padding-bottom="0.204cm" fo:padding-left="0.329cm" fo:padding-right="0.329cm"/>
    </style:style>
    <style:style style:name="gr11" style:family="graphic">
      <style:graphic-properties style:protect="size"/>
    </style:style>
    <style:style style:name="gr12" style:family="graphic" style:parent-style-name="standard">
      <style:graphic-properties svg:stroke-width="0.159cm" svg:stroke-color="#729fcf" draw:marker-start-width="0.438cm" draw:marker-end-width="0.438cm" draw:fill="solid" draw:fill-color="#5eb91e" draw:opacity="5%" draw:textarea-horizontal-align="justify" draw:textarea-vertical-align="middle" draw:auto-grow-height="false" fo:min-height="0.312cm" fo:min-width="0.062cm" fo:padding-top="0.204cm" fo:padding-bottom="0.204cm" fo:padding-left="0.329cm" fo:padding-right="0.329cm"/>
    </style:style>
    <style:style style:name="gr13" style:family="graphic" style:parent-style-name="standard">
      <style:graphic-properties svg:stroke-width="0.159cm" svg:stroke-color="#729fcf" draw:marker-start-width="0.438cm" draw:marker-end-width="0.438cm" draw:fill="solid" draw:fill-color="#5eb91e" draw:opacity="10%" draw:textarea-horizontal-align="justify" draw:textarea-vertical-align="middle" draw:auto-grow-height="false" fo:min-height="0.312cm" fo:min-width="0.062cm" fo:padding-top="0.204cm" fo:padding-bottom="0.204cm" fo:padding-left="0.329cm" fo:padding-right="0.329cm"/>
    </style:style>
    <style:style style:name="gr14" style:family="graphic" style:parent-style-name="standard">
      <style:graphic-properties svg:stroke-width="0.159cm" svg:stroke-color="#729fcf" draw:marker-start-width="0.438cm" draw:marker-end-width="0.438cm" draw:fill="solid" draw:fill-color="#5eb91e" draw:opacity="15%" draw:textarea-horizontal-align="justify" draw:textarea-vertical-align="middle" draw:auto-grow-height="false" fo:min-height="0.312cm" fo:min-width="0.062cm" fo:padding-top="0.204cm" fo:padding-bottom="0.204cm" fo:padding-left="0.329cm" fo:padding-right="0.329cm"/>
    </style:style>
    <style:style style:name="gr15" style:family="graphic" style:parent-style-name="standard">
      <style:graphic-properties svg:stroke-width="0.159cm" svg:stroke-color="#729fcf" draw:marker-start-width="0.438cm" draw:marker-end-width="0.438cm" draw:fill="solid" draw:fill-color="#5eb91e" draw:opacity="20%" draw:textarea-horizontal-align="justify" draw:textarea-vertical-align="middle" draw:auto-grow-height="false" fo:min-height="0.312cm" fo:min-width="0.062cm" fo:padding-top="0.204cm" fo:padding-bottom="0.204cm" fo:padding-left="0.329cm" fo:padding-right="0.329cm"/>
    </style:style>
    <style:style style:name="gr16" style:family="graphic" style:parent-style-name="standard">
      <style:graphic-properties svg:stroke-width="0.159cm" svg:stroke-color="#729fcf" draw:marker-start-width="0.438cm" draw:marker-end-width="0.438cm" draw:fill="solid" draw:fill-color="#5eb91e" draw:opacity="25%" draw:textarea-horizontal-align="justify" draw:textarea-vertical-align="middle" draw:auto-grow-height="false" fo:min-height="0.312cm" fo:min-width="0.062cm" fo:padding-top="0.204cm" fo:padding-bottom="0.204cm" fo:padding-left="0.329cm" fo:padding-right="0.329cm"/>
    </style:style>
    <style:style style:name="gr17" style:family="graphic" style:parent-style-name="standard">
      <style:graphic-properties svg:stroke-width="0.159cm" svg:stroke-color="#729fcf" draw:marker-start-width="0.438cm" draw:marker-end-width="0.438cm" draw:fill="solid" draw:fill-color="#5eb91e" draw:opacity="30%" draw:textarea-horizontal-align="justify" draw:textarea-vertical-align="middle" draw:auto-grow-height="false" fo:min-height="0.312cm" fo:min-width="0.062cm" fo:padding-top="0.204cm" fo:padding-bottom="0.204cm" fo:padding-left="0.329cm" fo:padding-right="0.329cm"/>
    </style:style>
    <style:style style:name="gr18" style:family="graphic" style:parent-style-name="standard">
      <style:graphic-properties svg:stroke-width="0.159cm" svg:stroke-color="#729fcf" draw:marker-start-width="0.438cm" draw:marker-end-width="0.438cm" draw:fill="solid" draw:fill-color="#5eb91e" draw:opacity="35%" draw:textarea-horizontal-align="justify" draw:textarea-vertical-align="middle" draw:auto-grow-height="false" fo:min-height="0.312cm" fo:min-width="0.062cm" fo:padding-top="0.204cm" fo:padding-bottom="0.204cm" fo:padding-left="0.329cm" fo:padding-right="0.329cm"/>
    </style:style>
    <style:style style:name="gr19" style:family="graphic" style:parent-style-name="standard">
      <style:graphic-properties svg:stroke-width="0.159cm" svg:stroke-color="#729fcf" draw:marker-start-width="0.438cm" draw:marker-end-width="0.438cm" draw:fill="solid" draw:fill-color="#5eb91e" draw:opacity="40%" draw:textarea-horizontal-align="justify" draw:textarea-vertical-align="middle" draw:auto-grow-height="false" fo:min-height="0.312cm" fo:min-width="0.062cm" fo:padding-top="0.204cm" fo:padding-bottom="0.204cm" fo:padding-left="0.329cm" fo:padding-right="0.329cm"/>
    </style:style>
    <style:style style:name="gr20" style:family="graphic" style:parent-style-name="standard">
      <style:graphic-properties svg:stroke-width="0.159cm" svg:stroke-color="#729fcf" draw:marker-start-width="0.438cm" draw:marker-end-width="0.438cm" draw:fill="solid" draw:fill-color="#5eb91e" draw:opacity="45%" draw:textarea-horizontal-align="justify" draw:textarea-vertical-align="middle" draw:auto-grow-height="false" fo:min-height="0.312cm" fo:min-width="0.062cm" fo:padding-top="0.204cm" fo:padding-bottom="0.204cm" fo:padding-left="0.329cm" fo:padding-right="0.329cm"/>
    </style:style>
    <style:style style:name="gr21" style:family="graphic" style:parent-style-name="standard">
      <style:graphic-properties svg:stroke-width="0.159cm" svg:stroke-color="#729fcf" draw:marker-start-width="0.438cm" draw:marker-end-width="0.438cm" draw:fill="solid" draw:fill-color="#5eb91e" draw:opacity="50%" draw:textarea-horizontal-align="justify" draw:textarea-vertical-align="middle" draw:auto-grow-height="false" fo:min-height="0.312cm" fo:min-width="0.062cm" fo:padding-top="0.204cm" fo:padding-bottom="0.204cm" fo:padding-left="0.329cm" fo:padding-right="0.329cm"/>
    </style:style>
    <style:style style:name="gr22" style:family="graphic" style:parent-style-name="standard">
      <style:graphic-properties svg:stroke-width="0.159cm" svg:stroke-color="#729fcf" draw:marker-start-width="0.438cm" draw:marker-end-width="0.438cm" draw:fill="solid" draw:fill-color="#5eb91e" draw:opacity="55%" draw:textarea-horizontal-align="justify" draw:textarea-vertical-align="middle" draw:auto-grow-height="false" fo:min-height="0.312cm" fo:min-width="0.062cm" fo:padding-top="0.204cm" fo:padding-bottom="0.204cm" fo:padding-left="0.329cm" fo:padding-right="0.329cm"/>
    </style:style>
    <style:style style:name="gr23" style:family="graphic" style:parent-style-name="standard">
      <style:graphic-properties svg:stroke-width="0.159cm" svg:stroke-color="#729fcf" draw:marker-start-width="0.438cm" draw:marker-end-width="0.438cm" draw:fill="solid" draw:fill-color="#5eb91e" draw:opacity="60%" draw:textarea-horizontal-align="justify" draw:textarea-vertical-align="middle" draw:auto-grow-height="false" fo:min-height="0.312cm" fo:min-width="0.062cm" fo:padding-top="0.204cm" fo:padding-bottom="0.204cm" fo:padding-left="0.329cm" fo:padding-right="0.329cm"/>
    </style:style>
    <style:style style:name="gr24" style:family="graphic" style:parent-style-name="standard">
      <style:graphic-properties svg:stroke-width="0.159cm" svg:stroke-color="#729fcf" draw:marker-start-width="0.438cm" draw:marker-end-width="0.438cm" draw:fill="solid" draw:fill-color="#5eb91e" draw:opacity="65%" draw:textarea-horizontal-align="justify" draw:textarea-vertical-align="middle" draw:auto-grow-height="false" fo:min-height="0.312cm" fo:min-width="0.062cm" fo:padding-top="0.204cm" fo:padding-bottom="0.204cm" fo:padding-left="0.329cm" fo:padding-right="0.329cm"/>
    </style:style>
    <style:style style:name="gr25" style:family="graphic" style:parent-style-name="standard">
      <style:graphic-properties svg:stroke-width="0.159cm" svg:stroke-color="#729fcf" draw:marker-start-width="0.438cm" draw:marker-end-width="0.438cm" draw:fill="solid" draw:fill-color="#5eb91e" draw:opacity="70%" draw:textarea-horizontal-align="justify" draw:textarea-vertical-align="middle" draw:auto-grow-height="false" fo:min-height="0.312cm" fo:min-width="0.062cm" fo:padding-top="0.204cm" fo:padding-bottom="0.204cm" fo:padding-left="0.329cm" fo:padding-right="0.329cm"/>
    </style:style>
    <style:style style:name="gr26" style:family="graphic" style:parent-style-name="standard">
      <style:graphic-properties svg:stroke-width="0.159cm" svg:stroke-color="#729fcf" draw:marker-start-width="0.438cm" draw:marker-end-width="0.438cm" draw:fill="solid" draw:fill-color="#5eb91e" draw:opacity="75%" draw:textarea-horizontal-align="justify" draw:textarea-vertical-align="middle" draw:auto-grow-height="false" fo:min-height="0.312cm" fo:min-width="0.062cm" fo:padding-top="0.204cm" fo:padding-bottom="0.204cm" fo:padding-left="0.329cm" fo:padding-right="0.329cm"/>
    </style:style>
    <style:style style:name="gr27" style:family="graphic" style:parent-style-name="standard">
      <style:graphic-properties svg:stroke-width="0.159cm" svg:stroke-color="#729fcf" draw:marker-start-width="0.438cm" draw:marker-end-width="0.438cm" draw:fill="solid" draw:fill-color="#5eb91e" draw:opacity="80%" draw:textarea-horizontal-align="justify" draw:textarea-vertical-align="middle" draw:auto-grow-height="false" fo:min-height="0.312cm" fo:min-width="0.062cm" fo:padding-top="0.204cm" fo:padding-bottom="0.204cm" fo:padding-left="0.329cm" fo:padding-right="0.329cm"/>
    </style:style>
    <style:style style:name="gr28" style:family="graphic" style:parent-style-name="standard">
      <style:graphic-properties svg:stroke-width="0.159cm" svg:stroke-color="#729fcf" draw:marker-start-width="0.438cm" draw:marker-end-width="0.438cm" draw:fill="solid" draw:fill-color="#5eb91e" draw:opacity="85%" draw:textarea-horizontal-align="justify" draw:textarea-vertical-align="middle" draw:auto-grow-height="false" fo:min-height="0.312cm" fo:min-width="0.062cm" fo:padding-top="0.204cm" fo:padding-bottom="0.204cm" fo:padding-left="0.329cm" fo:padding-right="0.329cm"/>
    </style:style>
    <style:style style:name="gr29" style:family="graphic" style:parent-style-name="standard">
      <style:graphic-properties svg:stroke-width="0.159cm" svg:stroke-color="#729fcf" draw:marker-start-width="0.438cm" draw:marker-end-width="0.438cm" draw:fill="solid" draw:fill-color="#5eb91e" draw:opacity="90%" draw:textarea-horizontal-align="justify" draw:textarea-vertical-align="middle" draw:auto-grow-height="false" fo:min-height="0.312cm" fo:min-width="0.062cm" fo:padding-top="0.204cm" fo:padding-bottom="0.204cm" fo:padding-left="0.329cm" fo:padding-right="0.329cm"/>
    </style:style>
    <style:style style:name="gr30" style:family="graphic" style:parent-style-name="standard">
      <style:graphic-properties svg:stroke-width="0.159cm" svg:stroke-color="#729fcf" draw:marker-start-width="0.438cm" draw:marker-end-width="0.438cm" draw:fill="solid" draw:fill-color="#ff0000" draw:opacity="93%" draw:textarea-horizontal-align="justify" draw:textarea-vertical-align="middle" draw:auto-grow-height="false" fo:min-height="0.312cm" fo:min-width="0.062cm" fo:padding-top="0.204cm" fo:padding-bottom="0.204cm" fo:padding-left="0.329cm" fo:padding-right="0.329cm"/>
    </style:style>
    <style:style style:name="gr31" style:family="graphic" style:parent-style-name="standard">
      <style:graphic-properties svg:stroke-width="0.159cm" svg:stroke-color="#729fcf" draw:marker-start-width="0.438cm" draw:marker-end-width="0.438cm" draw:fill="solid" draw:fill-color="#ff0000" draw:opacity="87%" draw:textarea-horizontal-align="justify" draw:textarea-vertical-align="middle" draw:auto-grow-height="false" fo:min-height="0.312cm" fo:min-width="0.062cm" fo:padding-top="0.204cm" fo:padding-bottom="0.204cm" fo:padding-left="0.329cm" fo:padding-right="0.329cm"/>
    </style:style>
    <style:style style:name="gr32" style:family="graphic" style:parent-style-name="standard">
      <style:graphic-properties svg:stroke-width="0.159cm" svg:stroke-color="#729fcf" draw:marker-start-width="0.438cm" draw:marker-end-width="0.438cm" draw:fill="solid" draw:fill-color="#ff0000" draw:opacity="81%" draw:textarea-horizontal-align="justify" draw:textarea-vertical-align="middle" draw:auto-grow-height="false" fo:min-height="0.312cm" fo:min-width="0.062cm" fo:padding-top="0.204cm" fo:padding-bottom="0.204cm" fo:padding-left="0.329cm" fo:padding-right="0.329cm"/>
    </style:style>
    <style:style style:name="gr33" style:family="graphic" style:parent-style-name="standard">
      <style:graphic-properties svg:stroke-width="0.159cm" svg:stroke-color="#729fcf" draw:marker-start-width="0.438cm" draw:marker-end-width="0.438cm" draw:fill="solid" draw:fill-color="#ff0000" draw:opacity="75%" draw:textarea-horizontal-align="justify" draw:textarea-vertical-align="middle" draw:auto-grow-height="false" fo:min-height="0.312cm" fo:min-width="0.062cm" fo:padding-top="0.204cm" fo:padding-bottom="0.204cm" fo:padding-left="0.329cm" fo:padding-right="0.329cm"/>
    </style:style>
    <style:style style:name="gr34" style:family="graphic" style:parent-style-name="standard">
      <style:graphic-properties svg:stroke-width="0.159cm" svg:stroke-color="#729fcf" draw:marker-start-width="0.438cm" draw:marker-end-width="0.438cm" draw:fill="solid" draw:fill-color="#ff0000" draw:opacity="69%" draw:textarea-horizontal-align="justify" draw:textarea-vertical-align="middle" draw:auto-grow-height="false" fo:min-height="0.312cm" fo:min-width="0.062cm" fo:padding-top="0.204cm" fo:padding-bottom="0.204cm" fo:padding-left="0.329cm" fo:padding-right="0.329cm"/>
    </style:style>
    <style:style style:name="gr35" style:family="graphic" style:parent-style-name="standard">
      <style:graphic-properties svg:stroke-width="0.159cm" svg:stroke-color="#729fcf" draw:marker-start-width="0.438cm" draw:marker-end-width="0.438cm" draw:fill="solid" draw:fill-color="#ff0000" draw:opacity="63%" draw:textarea-horizontal-align="justify" draw:textarea-vertical-align="middle" draw:auto-grow-height="false" fo:min-height="0.312cm" fo:min-width="0.062cm" fo:padding-top="0.204cm" fo:padding-bottom="0.204cm" fo:padding-left="0.329cm" fo:padding-right="0.329cm"/>
    </style:style>
    <style:style style:name="gr36" style:family="graphic" style:parent-style-name="standard">
      <style:graphic-properties svg:stroke-width="0.159cm" svg:stroke-color="#729fcf" draw:marker-start-width="0.438cm" draw:marker-end-width="0.438cm" draw:fill="solid" draw:fill-color="#ff0000" draw:opacity="57%" draw:textarea-horizontal-align="justify" draw:textarea-vertical-align="middle" draw:auto-grow-height="false" fo:min-height="0.312cm" fo:min-width="0.062cm" fo:padding-top="0.204cm" fo:padding-bottom="0.204cm" fo:padding-left="0.329cm" fo:padding-right="0.329cm"/>
    </style:style>
    <style:style style:name="gr37" style:family="graphic" style:parent-style-name="standard">
      <style:graphic-properties svg:stroke-width="0.159cm" svg:stroke-color="#729fcf" draw:marker-start-width="0.438cm" draw:marker-end-width="0.438cm" draw:fill="solid" draw:fill-color="#ff0000" draw:opacity="51%" draw:textarea-horizontal-align="justify" draw:textarea-vertical-align="middle" draw:auto-grow-height="false" fo:min-height="0.312cm" fo:min-width="0.062cm" fo:padding-top="0.204cm" fo:padding-bottom="0.204cm" fo:padding-left="0.329cm" fo:padding-right="0.329cm"/>
    </style:style>
    <style:style style:name="gr38" style:family="graphic" style:parent-style-name="standard">
      <style:graphic-properties svg:stroke-width="0.159cm" svg:stroke-color="#729fcf" draw:marker-start-width="0.438cm" draw:marker-end-width="0.438cm" draw:fill="solid" draw:fill-color="#ff0000" draw:opacity="45%" draw:textarea-horizontal-align="justify" draw:textarea-vertical-align="middle" draw:auto-grow-height="false" fo:min-height="0.312cm" fo:min-width="0.062cm" fo:padding-top="0.204cm" fo:padding-bottom="0.204cm" fo:padding-left="0.329cm" fo:padding-right="0.329cm"/>
    </style:style>
    <style:style style:name="gr39" style:family="graphic" style:parent-style-name="standard">
      <style:graphic-properties svg:stroke-width="0.159cm" svg:stroke-color="#729fcf" draw:marker-start-width="0.438cm" draw:marker-end-width="0.438cm" draw:fill="solid" draw:fill-color="#ff0000" draw:opacity="39%" draw:textarea-horizontal-align="justify" draw:textarea-vertical-align="middle" draw:auto-grow-height="false" fo:min-height="0.312cm" fo:min-width="0.062cm" fo:padding-top="0.204cm" fo:padding-bottom="0.204cm" fo:padding-left="0.329cm" fo:padding-right="0.329cm"/>
    </style:style>
    <style:style style:name="gr40" style:family="graphic" style:parent-style-name="standard">
      <style:graphic-properties svg:stroke-width="0.159cm" svg:stroke-color="#729fcf" draw:marker-start-width="0.438cm" draw:marker-end-width="0.438cm" draw:fill="solid" draw:fill-color="#ff0000" draw:opacity="33%" draw:textarea-horizontal-align="justify" draw:textarea-vertical-align="middle" draw:auto-grow-height="false" fo:min-height="0.312cm" fo:min-width="0.062cm" fo:padding-top="0.204cm" fo:padding-bottom="0.204cm" fo:padding-left="0.329cm" fo:padding-right="0.329cm"/>
    </style:style>
    <style:style style:name="gr41" style:family="graphic" style:parent-style-name="standard">
      <style:graphic-properties svg:stroke-width="0.159cm" svg:stroke-color="#729fcf" draw:marker-start-width="0.438cm" draw:marker-end-width="0.438cm" draw:fill="solid" draw:fill-color="#ff0000" draw:opacity="27%" draw:textarea-horizontal-align="justify" draw:textarea-vertical-align="middle" draw:auto-grow-height="false" fo:min-height="0.312cm" fo:min-width="0.062cm" fo:padding-top="0.204cm" fo:padding-bottom="0.204cm" fo:padding-left="0.329cm" fo:padding-right="0.329cm"/>
    </style:style>
    <style:style style:name="gr42" style:family="graphic" style:parent-style-name="standard">
      <style:graphic-properties svg:stroke-width="0.159cm" svg:stroke-color="#729fcf" draw:marker-start-width="0.438cm" draw:marker-end-width="0.438cm" draw:fill="solid" draw:fill-color="#ff0000" draw:opacity="21%" draw:textarea-horizontal-align="justify" draw:textarea-vertical-align="middle" draw:auto-grow-height="false" fo:min-height="0.312cm" fo:min-width="0.062cm" fo:padding-top="0.204cm" fo:padding-bottom="0.204cm" fo:padding-left="0.329cm" fo:padding-right="0.329cm"/>
    </style:style>
    <style:style style:name="gr43" style:family="graphic" style:parent-style-name="standard">
      <style:graphic-properties svg:stroke-width="0.159cm" svg:stroke-color="#729fcf" draw:marker-start-width="0.438cm" draw:marker-end-width="0.438cm" draw:fill="solid" draw:fill-color="#ff0000" draw:opacity="15%" draw:textarea-horizontal-align="justify" draw:textarea-vertical-align="middle" draw:auto-grow-height="false" fo:min-height="0.312cm" fo:min-width="0.062cm" fo:padding-top="0.204cm" fo:padding-bottom="0.204cm" fo:padding-left="0.329cm" fo:padding-right="0.329cm"/>
    </style:style>
    <style:style style:name="gr44" style:family="graphic" style:parent-style-name="standard">
      <style:graphic-properties svg:stroke-width="0.159cm" svg:stroke-color="#729fcf" draw:marker-start-width="0.438cm" draw:marker-end-width="0.438cm" draw:fill="solid" draw:fill-color="#ff0000" draw:opacity="9%" draw:textarea-horizontal-align="justify" draw:textarea-vertical-align="middle" draw:auto-grow-height="false" fo:min-height="0.312cm" fo:min-width="0.062cm" fo:padding-top="0.204cm" fo:padding-bottom="0.204cm" fo:padding-left="0.329cm" fo:padding-right="0.329cm"/>
    </style:style>
    <style:style style:name="pr1" style:family="presentation" style:parent-style-name="Default-notes">
      <style:graphic-properties draw:fill-color="#ffffff" fo:min-height="12.572cm"/>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loext:graphic-properties draw:fill="none" draw:opacity="99%"/>
      <style:paragraph-properties fo:text-align="center"/>
    </style:style>
    <style:style style:name="P4" style:family="paragraph">
      <loext:graphic-properties draw:fill="solid" draw:fill-color="#ff0000" draw:opacity="99%"/>
      <style:paragraph-properties fo:text-align="center"/>
    </style:style>
    <style:style style:name="P5" style:family="paragraph">
      <style:paragraph-properties fo:text-align="center"/>
    </style:style>
    <style:style style:name="P6" style:family="paragraph">
      <loext:graphic-properties draw:fill="none" draw:fill-color="#ffffff"/>
      <style:paragraph-properties fo:text-align="center"/>
      <style:text-properties fo:font-size="22pt" fo:font-weight="bold"/>
    </style:style>
    <style:style style:name="P7" style:family="paragraph">
      <loext:graphic-properties draw:fill="none" draw:fill-color="#ffffff"/>
      <style:paragraph-properties fo:text-align="center"/>
      <style:text-properties fo:font-size="20pt" fo:font-weight="bold"/>
    </style:style>
    <style:style style:name="P8" style:family="paragraph">
      <loext:graphic-properties draw:fill-color="#000000"/>
      <style:paragraph-properties fo:text-align="center"/>
    </style:style>
    <style:style style:name="P9" style:family="paragraph">
      <loext:graphic-properties draw:fill="solid" draw:fill-color="#5eb91e" draw:opacity="99%"/>
      <style:paragraph-properties fo:text-align="center"/>
    </style:style>
    <style:style style:name="P10" style:family="paragraph">
      <loext:graphic-properties draw:fill-color="#ffffff"/>
    </style:style>
    <style:style style:name="P11" style:family="paragraph">
      <loext:graphic-properties draw:fill="solid" draw:fill-color="#5eb91e" draw:opacity="5%"/>
      <style:paragraph-properties fo:text-align="center"/>
    </style:style>
    <style:style style:name="P12" style:family="paragraph">
      <loext:graphic-properties draw:fill="solid" draw:fill-color="#5eb91e" draw:opacity="10%"/>
      <style:paragraph-properties fo:text-align="center"/>
    </style:style>
    <style:style style:name="P13" style:family="paragraph">
      <loext:graphic-properties draw:fill="solid" draw:fill-color="#5eb91e" draw:opacity="15%"/>
      <style:paragraph-properties fo:text-align="center"/>
    </style:style>
    <style:style style:name="P14" style:family="paragraph">
      <loext:graphic-properties draw:fill="solid" draw:fill-color="#5eb91e" draw:opacity="20%"/>
      <style:paragraph-properties fo:text-align="center"/>
    </style:style>
    <style:style style:name="P15" style:family="paragraph">
      <loext:graphic-properties draw:fill="solid" draw:fill-color="#5eb91e" draw:opacity="25%"/>
      <style:paragraph-properties fo:text-align="center"/>
    </style:style>
    <style:style style:name="P16" style:family="paragraph">
      <loext:graphic-properties draw:fill="solid" draw:fill-color="#5eb91e" draw:opacity="30%"/>
      <style:paragraph-properties fo:text-align="center"/>
    </style:style>
    <style:style style:name="P17" style:family="paragraph">
      <loext:graphic-properties draw:fill="solid" draw:fill-color="#5eb91e" draw:opacity="35%"/>
      <style:paragraph-properties fo:text-align="center"/>
    </style:style>
    <style:style style:name="P18" style:family="paragraph">
      <loext:graphic-properties draw:fill="solid" draw:fill-color="#5eb91e" draw:opacity="40%"/>
      <style:paragraph-properties fo:text-align="center"/>
    </style:style>
    <style:style style:name="P19" style:family="paragraph">
      <loext:graphic-properties draw:fill="solid" draw:fill-color="#5eb91e" draw:opacity="45%"/>
      <style:paragraph-properties fo:text-align="center"/>
    </style:style>
    <style:style style:name="P20" style:family="paragraph">
      <loext:graphic-properties draw:fill="solid" draw:fill-color="#5eb91e" draw:opacity="50%"/>
      <style:paragraph-properties fo:text-align="center"/>
    </style:style>
    <style:style style:name="P21" style:family="paragraph">
      <loext:graphic-properties draw:fill="solid" draw:fill-color="#5eb91e" draw:opacity="55%"/>
      <style:paragraph-properties fo:text-align="center"/>
    </style:style>
    <style:style style:name="P22" style:family="paragraph">
      <loext:graphic-properties draw:fill="solid" draw:fill-color="#5eb91e" draw:opacity="60%"/>
      <style:paragraph-properties fo:text-align="center"/>
    </style:style>
    <style:style style:name="P23" style:family="paragraph">
      <loext:graphic-properties draw:fill="solid" draw:fill-color="#5eb91e" draw:opacity="65%"/>
      <style:paragraph-properties fo:text-align="center"/>
    </style:style>
    <style:style style:name="P24" style:family="paragraph">
      <loext:graphic-properties draw:fill="solid" draw:fill-color="#5eb91e" draw:opacity="70%"/>
      <style:paragraph-properties fo:text-align="center"/>
    </style:style>
    <style:style style:name="P25" style:family="paragraph">
      <loext:graphic-properties draw:fill="solid" draw:fill-color="#5eb91e" draw:opacity="75%"/>
      <style:paragraph-properties fo:text-align="center"/>
    </style:style>
    <style:style style:name="P26" style:family="paragraph">
      <loext:graphic-properties draw:fill="solid" draw:fill-color="#5eb91e" draw:opacity="80%"/>
      <style:paragraph-properties fo:text-align="center"/>
    </style:style>
    <style:style style:name="P27" style:family="paragraph">
      <loext:graphic-properties draw:fill="solid" draw:fill-color="#5eb91e" draw:opacity="85%"/>
      <style:paragraph-properties fo:text-align="center"/>
    </style:style>
    <style:style style:name="P28" style:family="paragraph">
      <loext:graphic-properties draw:fill="solid" draw:fill-color="#5eb91e" draw:opacity="90%"/>
      <style:paragraph-properties fo:text-align="center"/>
    </style:style>
    <style:style style:name="P29" style:family="paragraph">
      <loext:graphic-properties draw:fill="solid" draw:fill-color="#ff0000" draw:opacity="93%"/>
      <style:paragraph-properties fo:text-align="center"/>
    </style:style>
    <style:style style:name="P30" style:family="paragraph">
      <loext:graphic-properties draw:fill="solid" draw:fill-color="#ff0000" draw:opacity="87%"/>
      <style:paragraph-properties fo:text-align="center"/>
    </style:style>
    <style:style style:name="P31" style:family="paragraph">
      <loext:graphic-properties draw:fill="solid" draw:fill-color="#ff0000" draw:opacity="81%"/>
      <style:paragraph-properties fo:text-align="center"/>
    </style:style>
    <style:style style:name="P32" style:family="paragraph">
      <loext:graphic-properties draw:fill="solid" draw:fill-color="#ff0000" draw:opacity="75%"/>
      <style:paragraph-properties fo:text-align="center"/>
    </style:style>
    <style:style style:name="P33" style:family="paragraph">
      <loext:graphic-properties draw:fill="solid" draw:fill-color="#ff0000" draw:opacity="69%"/>
      <style:paragraph-properties fo:text-align="center"/>
    </style:style>
    <style:style style:name="P34" style:family="paragraph">
      <loext:graphic-properties draw:fill="solid" draw:fill-color="#ff0000" draw:opacity="63%"/>
      <style:paragraph-properties fo:text-align="center"/>
    </style:style>
    <style:style style:name="P35" style:family="paragraph">
      <loext:graphic-properties draw:fill="solid" draw:fill-color="#ff0000" draw:opacity="57%"/>
      <style:paragraph-properties fo:text-align="center"/>
    </style:style>
    <style:style style:name="P36" style:family="paragraph">
      <loext:graphic-properties draw:fill="solid" draw:fill-color="#ff0000" draw:opacity="51%"/>
      <style:paragraph-properties fo:text-align="center"/>
    </style:style>
    <style:style style:name="P37" style:family="paragraph">
      <loext:graphic-properties draw:fill="solid" draw:fill-color="#ff0000" draw:opacity="45%"/>
      <style:paragraph-properties fo:text-align="center"/>
    </style:style>
    <style:style style:name="P38" style:family="paragraph">
      <loext:graphic-properties draw:fill="solid" draw:fill-color="#ff0000" draw:opacity="39%"/>
      <style:paragraph-properties fo:text-align="center"/>
    </style:style>
    <style:style style:name="P39" style:family="paragraph">
      <loext:graphic-properties draw:fill="solid" draw:fill-color="#ff0000" draw:opacity="33%"/>
      <style:paragraph-properties fo:text-align="center"/>
    </style:style>
    <style:style style:name="P40" style:family="paragraph">
      <loext:graphic-properties draw:fill="solid" draw:fill-color="#ff0000" draw:opacity="27%"/>
      <style:paragraph-properties fo:text-align="center"/>
    </style:style>
    <style:style style:name="P41" style:family="paragraph">
      <loext:graphic-properties draw:fill="solid" draw:fill-color="#ff0000" draw:opacity="21%"/>
      <style:paragraph-properties fo:text-align="center"/>
    </style:style>
    <style:style style:name="P42" style:family="paragraph">
      <loext:graphic-properties draw:fill="solid" draw:fill-color="#ff0000" draw:opacity="15%"/>
      <style:paragraph-properties fo:text-align="center"/>
    </style:style>
    <style:style style:name="P43" style:family="paragraph">
      <loext:graphic-properties draw:fill="solid" draw:fill-color="#ff0000" draw:opacity="9%"/>
      <style:paragraph-properties fo:text-align="center"/>
    </style:style>
    <style:style style:name="T1" style:family="text">
      <style:text-properties fo:font-size="22pt" fo:font-weight="bold"/>
    </style:style>
    <style:style style:name="T2" style:family="text">
      <style:text-properties fo:font-size="20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line draw:style-name="gr4" draw:text-style-name="P2" draw:layer="layout" svg:x1="4.51cm" svg:y1="3.87cm" svg:x2="4.51cm" svg:y2="11.134cm">
          <text:p/>
        </draw:line>
        <draw:custom-shape draw:style-name="gr5" draw:text-style-name="P3" draw:layer="layout" svg:width="1.016cm" svg:height="1.016cm" svg:x="2.772cm" svg:y="11.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1.016cm" svg:height="1.016cm" svg:x="5.374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1.016cm" svg:height="1.016cm" svg:x="5.373cm" svg:y="10.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6" draw:layer="layout" svg:width="8.636cm" svg:height="1.119cm" draw:transform="rotate (1.5707963267949) translate (0.753cm 11.846cm)">
          <draw:text-box>
            <text:p text:style-name="P5"><text:span text:style-name="T1">EXCITATION</text:span></text:p>
          </draw:text-box>
        </draw:frame>
        <draw:frame draw:style-name="gr8" draw:text-style-name="P7" draw:layer="layout" svg:width="8.636cm" svg:height="1.038cm" draw:transform="rotate (1.5707963267949) translate (3.354cm 11.346cm)">
          <draw:text-box>
            <text:p text:style-name="P5"><text:span text:style-name="T2">STIMULATION</text:span></text:p>
          </draw:text-box>
        </draw:frame>
        <draw:custom-shape draw:style-name="gr9" draw:text-style-name="P8" draw:layer="layout" svg:width="1.249cm" svg:height="1.039cm" draw:transform="skewX (0.00104719755119664) rotate (-1.0471975511966) translate (4.188cm 2.29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8" draw:layer="layout" svg:width="1.249cm" svg:height="1.039cm" draw:transform="skewX (0.0010471975511966) rotate (-3.08277505779758) translate (5.911cm 12.47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line draw:style-name="gr4" draw:text-style-name="P2" draw:layer="layout" svg:x1="18.111cm" svg:y1="3.884cm" svg:x2="18.111cm" svg:y2="11.148cm">
          <text:p/>
        </draw:line>
        <draw:custom-shape draw:style-name="gr5" draw:text-style-name="P3" draw:layer="layout" svg:width="1.016cm" svg:height="1.016cm" svg:x="16.373cm" svg:y="11.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1.016cm" svg:height="1.016cm" svg:x="18.975cm" svg:y="2.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1.016cm" svg:height="1.016cm" svg:x="18.974cm" svg:y="10.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6" draw:layer="layout" svg:width="8.636cm" svg:height="1.119cm" draw:transform="rotate (1.5707963267949) translate (14.354cm 11.86cm)">
          <draw:text-box>
            <text:p text:style-name="P5"><text:span text:style-name="T1">EXCITATION</text:span></text:p>
          </draw:text-box>
        </draw:frame>
        <draw:frame draw:style-name="gr8" draw:text-style-name="P7" draw:layer="layout" svg:width="8.636cm" svg:height="1.038cm" draw:transform="rotate (1.5707963267949) translate (16.955cm 11.36cm)">
          <draw:text-box>
            <text:p text:style-name="P5"><text:span text:style-name="T2">STIMULATION</text:span></text:p>
          </draw:text-box>
        </draw:frame>
        <draw:custom-shape draw:style-name="gr9" draw:text-style-name="P8" draw:layer="layout" svg:width="1.249cm" svg:height="1.039cm" draw:transform="skewX (0.00104719755119664) rotate (-1.0471975511966) translate (17.789cm 2.31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8" draw:layer="layout" svg:width="1.249cm" svg:height="1.039cm" draw:transform="skewX (0.0010471975511966) rotate (-3.08277505779758) translate (19.512cm 12.49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line draw:style-name="gr2" draw:text-style-name="P2" draw:layer="layout" svg:x1="2.011cm" svg:y1="2.548cm" svg:x2="5.313cm" svg:y2="2.548cm">
          <text:p/>
        </draw:line>
        <draw:line draw:style-name="gr2" draw:text-style-name="P2" draw:layer="layout" svg:x1="15.612cm" svg:y1="2.562cm" svg:x2="18.914cm" svg:y2="2.562cm">
          <text:p/>
        </draw:line>
        <draw:custom-shape draw:style-name="gr10" draw:text-style-name="P9" draw:layer="layout" svg:width="1.016cm" svg:height="1.016cm" svg:x="16.374cm" svg:y="1.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1.016cm" svg:height="1.016cm" svg:x="2.773cm" svg:y="1.43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1" presentation:class="page"/>
          <draw:frame presentation:style-name="pr1" draw:text-style-name="P10"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custom-shape draw:style-name="gr5" draw:text-style-name="P3" draw:layer="layout" svg:width="1.016cm" svg:height="1.016cm" svg:x="2.772cm" svg:y="11.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custom-shape draw:style-name="gr5" draw:text-style-name="P3" draw:layer="layout" svg:width="1.016cm" svg:height="1.016cm" svg:x="16.373cm" svg:y="11.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2" presentation:class="page"/>
          <draw:frame presentation:style-name="pr1"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custom-shape draw:style-name="gr5" draw:text-style-name="P3" draw:layer="layout" svg:width="1.016cm" svg:height="1.016cm" svg:x="2.772cm" svg:y="11.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custom-shape draw:style-name="gr5" draw:text-style-name="P3" draw:layer="layout" svg:width="1.016cm" svg:height="1.016cm" svg:x="16.373cm" svg:y="11.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6" draw:layer="layout" svg:width="8.636cm" svg:height="1.119cm" draw:transform="rotate (1.5707963267949) translate (14.354cm 11.86cm)">
          <draw:text-box>
            <text:p text:style-name="P5"><text:span text:style-name="T1">EXCITATION</text:span></text:p>
          </draw:text-box>
        </draw:fram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3" presentation:class="page"/>
          <draw:frame presentation:style-name="pr1"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5" draw:text-style-name="P3" draw:layer="layout" svg:width="1.016cm" svg:height="1.016cm" svg:x="2.773cm" svg:y="11.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1.016cm" svg:height="1.016cm" svg:x="16.374cm" svg:y="11.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4" presentation:class="page"/>
          <draw:frame presentation:style-name="pr1"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12" draw:text-style-name="P11" draw:layer="layout" svg:width="1.016cm" svg:height="1.016cm" svg:x="2.774cm" svg:y="1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draw:layer="layout" svg:width="1.016cm" svg:height="1.016cm" svg:x="16.375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5" presentation:class="page"/>
          <draw:frame presentation:style-name="pr1"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13" draw:text-style-name="P12" draw:layer="layout" svg:width="1.016cm" svg:height="1.016cm" svg:x="2.774cm" svg:y="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1.016cm" svg:height="1.016cm" svg:x="16.375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6" presentation:class="page"/>
          <draw:frame presentation:style-name="pr1"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14" draw:text-style-name="P13" draw:layer="layout" svg:width="1.016cm" svg:height="1.016cm" svg:x="2.774cm" svg:y="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3" draw:layer="layout" svg:width="1.016cm" svg:height="1.016cm" svg:x="16.375cm" svg:y="9.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7" presentation:class="page"/>
          <draw:frame presentation:style-name="pr1"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15" draw:text-style-name="P14" draw:layer="layout" svg:width="1.016cm" svg:height="1.016cm" svg:x="2.774cm" svg:y="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4" draw:layer="layout" svg:width="1.016cm" svg:height="1.016cm" svg:x="16.375cm" svg:y="9.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8" presentation:class="page"/>
          <draw:frame presentation:style-name="pr1"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16" draw:text-style-name="P15" draw:layer="layout" svg:width="1.016cm" svg:height="1.016cm" svg:x="2.774cm" svg:y="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5" draw:layer="layout" svg:width="1.016cm" svg:height="1.016cm" svg:x="16.375cm" svg:y="8.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9" presentation:class="page"/>
          <draw:frame presentation:style-name="pr1"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17" draw:text-style-name="P16" draw:layer="layout" svg:width="1.016cm" svg:height="1.016cm" svg:x="2.774cm" svg:y="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016cm" svg:height="1.016cm" svg:x="16.375cm" svg:y="8.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10" presentation:class="page"/>
          <draw:frame presentation:style-name="pr1" draw:text-style-name="P1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18" draw:text-style-name="P17" draw:layer="layout" svg:width="1.016cm" svg:height="1.016cm" svg:x="2.774cm" svg:y="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7" draw:layer="layout" svg:width="1.016cm" svg:height="1.016cm" svg:x="16.375cm" svg:y="7.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11" presentation:class="page"/>
          <draw:frame presentation:style-name="pr1"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19" draw:text-style-name="P18" draw:layer="layout" svg:width="1.016cm" svg:height="1.016cm" svg:x="2.774cm" svg:y="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1.016cm" svg:height="1.016cm" svg:x="16.375cm" svg:y="7.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12" presentation:class="page"/>
          <draw:frame presentation:style-name="pr1"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20" draw:text-style-name="P19" draw:layer="layout" svg:width="1.016cm" svg:height="1.016cm" svg:x="2.774cm" svg:y="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9" draw:layer="layout" svg:width="1.016cm" svg:height="1.016cm" svg:x="16.375cm" svg:y="6.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13" presentation:class="page"/>
          <draw:frame presentation:style-name="pr1" draw:text-style-name="P1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21" draw:text-style-name="P20" draw:layer="layout" svg:width="1.016cm" svg:height="1.016cm" svg:x="2.774cm" svg:y="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1.016cm" svg:height="1.016cm" svg:x="16.375cm" svg:y="6.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14" presentation:class="page"/>
          <draw:frame presentation:style-name="pr1" draw:text-style-name="P1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22" draw:text-style-name="P21" draw:layer="layout" svg:width="1.016cm" svg:height="1.016cm" svg:x="2.774cm" svg:y="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1" draw:layer="layout" svg:width="1.016cm" svg:height="1.016cm" svg:x="16.375cm" svg:y="5.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15" presentation:class="page"/>
          <draw:frame presentation:style-name="pr1" draw:text-style-name="P10"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23" draw:text-style-name="P22" draw:layer="layout" svg:width="1.016cm" svg:height="1.016cm" svg:x="2.774cm" svg:y="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2" draw:layer="layout" svg:width="1.016cm" svg:height="1.016cm" svg:x="16.375cm" svg:y="5.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16" presentation:class="page"/>
          <draw:frame presentation:style-name="pr1"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24" draw:text-style-name="P23" draw:layer="layout" svg:width="1.016cm" svg:height="1.016cm" svg:x="2.774cm" svg:y="4.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3" draw:layer="layout" svg:width="1.016cm" svg:height="1.016cm" svg:x="16.375cm" svg:y="4.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17" presentation:class="page"/>
          <draw:frame presentation:style-name="pr1" draw:text-style-name="P10"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25" draw:text-style-name="P24" draw:layer="layout" svg:width="1.016cm" svg:height="1.016cm" svg:x="2.774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4" draw:layer="layout" svg:width="1.016cm" svg:height="1.016cm" svg:x="16.375cm" svg:y="4.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18" presentation:class="page"/>
          <draw:frame presentation:style-name="pr1" draw:text-style-name="P10"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26" draw:text-style-name="P25" draw:layer="layout" svg:width="1.016cm" svg:height="1.016cm" svg:x="2.774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5" draw:layer="layout" svg:width="1.016cm" svg:height="1.016cm" svg:x="16.375cm" svg:y="3.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19" presentation:class="page"/>
          <draw:frame presentation:style-name="pr1" draw:text-style-name="P10"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custom-shape draw:style-name="gr27" draw:text-style-name="P26" draw:layer="layout" svg:width="1.016cm" svg:height="1.016cm" svg:x="2.774cm" svg:y="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6" draw:layer="layout" svg:width="1.016cm" svg:height="1.016cm" svg:x="16.375cm" svg:y="3.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11cm" svg:y1="2.548cm" svg:x2="5.313cm" svg:y2="2.548cm">
          <text:p/>
        </draw:line>
        <draw:line draw:style-name="gr2" draw:text-style-name="P2" draw:layer="layout" svg:x1="15.612cm" svg:y1="2.562cm" svg:x2="18.914cm" svg:y2="2.562cm">
          <text:p/>
        </draw:line>
        <presentation:notes draw:style-name="dp2">
          <draw:page-thumbnail draw:style-name="gr11" draw:layer="layout" svg:width="18.624cm" svg:height="10.476cm" svg:x="1.482cm" svg:y="2.123cm" draw:page-number="20" presentation:class="page"/>
          <draw:frame presentation:style-name="pr1" draw:text-style-name="P10"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line draw:style-name="gr2" draw:text-style-name="P2" draw:layer="layout" svg:x1="2.011cm" svg:y1="2.548cm" svg:x2="5.313cm" svg:y2="2.548cm">
          <text:p/>
        </draw:line>
        <draw:line draw:style-name="gr2" draw:text-style-name="P2" draw:layer="layout" svg:x1="15.612cm" svg:y1="2.562cm" svg:x2="18.914cm" svg:y2="2.562cm">
          <text:p/>
        </draw:line>
        <draw:custom-shape draw:style-name="gr28" draw:text-style-name="P27" draw:layer="layout" svg:width="1.016cm" svg:height="1.016cm" svg:x="16.375cm" svg:y="2.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7" draw:layer="layout" svg:width="1.016cm" svg:height="1.016cm" svg:x="2.774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21" presentation:class="page"/>
          <draw:frame presentation:style-name="pr1" draw:text-style-name="P10"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line draw:style-name="gr2" draw:text-style-name="P2" draw:layer="layout" svg:x1="2.011cm" svg:y1="2.548cm" svg:x2="5.313cm" svg:y2="2.548cm">
          <text:p/>
        </draw:line>
        <draw:line draw:style-name="gr2" draw:text-style-name="P2" draw:layer="layout" svg:x1="15.612cm" svg:y1="2.562cm" svg:x2="18.914cm" svg:y2="2.562cm">
          <text:p/>
        </draw:line>
        <draw:custom-shape draw:style-name="gr29" draw:text-style-name="P28" draw:layer="layout" svg:width="1.016cm" svg:height="1.016cm" svg:x="16.375cm" svg:y="2.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8" draw:layer="layout" svg:width="1.016cm" svg:height="1.016cm" svg:x="2.774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22" presentation:class="page"/>
          <draw:frame presentation:style-name="pr1" draw:text-style-name="P10"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3" draw:text-style-name="P2" draw:layer="layout" svg:x1="1.948cm" svg:y1="12.454cm" svg:x2="1.948cm" svg:y2="2.548cm">
          <text:p/>
        </draw:line>
        <draw:frame draw:style-name="gr7" draw:text-style-name="P6" draw:layer="layout" svg:width="8.636cm" svg:height="1.119cm" draw:transform="rotate (1.5707963267949) translate (0.753cm 11.846cm)">
          <draw:text-box>
            <text:p text:style-name="P5"><text:span text:style-name="T1">EXCITATION</text:span></text:p>
          </draw:text-box>
        </draw:fram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3" draw:text-style-name="P2" draw:layer="layout" svg:x1="15.549cm" svg:y1="12.468cm" svg:x2="15.549cm" svg:y2="2.562cm">
          <text:p/>
        </draw:line>
        <draw:frame draw:style-name="gr7" draw:text-style-name="P6" draw:layer="layout" svg:width="8.636cm" svg:height="1.119cm" draw:transform="rotate (1.5707963267949) translate (14.354cm 11.86cm)">
          <draw:text-box>
            <text:p text:style-name="P5"><text:span text:style-name="T1">EXCITATION</text:span></text:p>
          </draw:text-box>
        </draw:fram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10" draw:text-style-name="P9" draw:layer="layout" svg:width="1.016cm" svg:height="1.016cm" svg:x="16.362cm" svg:y="1.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1.016cm" svg:height="1.016cm" svg:x="2.761cm" svg:y="1.45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23" presentation:class="page"/>
          <draw:frame presentation:style-name="pr1" draw:text-style-name="P10"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10" draw:text-style-name="P9" draw:layer="layout" svg:width="1.016cm" svg:height="1.016cm" svg:x="16.362cm" svg:y="1.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1.016cm" svg:height="1.016cm" svg:x="2.761cm" svg:y="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1.249cm" svg:height="1.039cm" draw:transform="skewX (0.00104719755119664) rotate (-1.0471975511966) translate (4.177cm 2.29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8" draw:layer="layout" svg:width="1.249cm" svg:height="1.039cm" draw:transform="skewX (0.00104719755119664) rotate (-1.0471975511966) translate (17.791cm 2.31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1" draw:layer="layout" svg:width="18.624cm" svg:height="10.476cm" svg:x="1.482cm" svg:y="2.123cm" draw:page-number="24" presentation:class="page"/>
          <draw:frame presentation:style-name="pr1" draw:text-style-name="P10"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9" draw:text-style-name="P8" draw:layer="layout" svg:width="1.249cm" svg:height="1.039cm" draw:transform="skewX (0.00104719755119664) rotate (-1.0471975511966) translate (4.177cm 2.29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8" draw:layer="layout" svg:width="1.249cm" svg:height="1.039cm" draw:transform="skewX (0.00104719755119664) rotate (-1.0471975511966) translate (17.791cm 2.31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9" draw:layer="layout" svg:width="1.016cm" svg:height="1.016cm" svg:x="3.762cm" svg:y="1.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1.016cm" svg:height="1.016cm" svg:x="17.363cm" svg:y="1.8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25" presentation:class="page"/>
          <draw:frame presentation:style-name="pr1" draw:text-style-name="P10"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9" draw:text-style-name="P8" draw:layer="layout" svg:width="1.249cm" svg:height="1.039cm" draw:transform="skewX (0.00104719755119664) rotate (-1.0471975511966) translate (4.177cm 2.29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8" draw:layer="layout" svg:width="1.249cm" svg:height="1.039cm" draw:transform="skewX (0.00104719755119664) rotate (-1.0471975511966) translate (17.791cm 2.31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9" draw:layer="layout" svg:width="1.016cm" svg:height="1.016cm" svg:x="4.763cm" svg:y="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1.016cm" svg:height="1.016cm" svg:x="18.364cm" svg:y="2.26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26" presentation:class="page"/>
          <draw:frame presentation:style-name="pr1" draw:text-style-name="P10"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9" draw:text-style-name="P8" draw:layer="layout" svg:width="1.249cm" svg:height="1.039cm" draw:transform="skewX (0.00104719755119664) rotate (-1.0471975511966) translate (4.177cm 2.29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8" draw:layer="layout" svg:width="1.249cm" svg:height="1.039cm" draw:transform="skewX (0.00104719755119664) rotate (-1.0471975511966) translate (17.791cm 2.31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1.016cm" svg:height="1.016cm" svg:x="18.976cm" svg:y="2.5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27" presentation:class="page"/>
          <draw:frame presentation:style-name="pr1" draw:text-style-name="P10"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1.016cm" svg:height="1.016cm" svg:x="18.976cm" svg:y="2.5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28" presentation:class="page"/>
          <draw:frame presentation:style-name="pr1" draw:text-style-name="P10"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1.016cm" svg:height="1.016cm" svg:x="18.976cm" svg:y="2.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29" presentation:class="page"/>
          <draw:frame presentation:style-name="pr1" draw:text-style-name="P10"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0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016cm" svg:height="1.016cm" svg:x="18.976cm" svg:y="3.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30" presentation:class="page"/>
          <draw:frame presentation:style-name="pr1" draw:text-style-name="P10"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0" draw:layer="layout" svg:width="1.016cm" svg:height="1.016cm" svg:x="18.976cm" svg:y="3.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31" presentation:class="page"/>
          <draw:frame presentation:style-name="pr1" draw:text-style-name="P10"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6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1" draw:layer="layout" svg:width="1.016cm" svg:height="1.016cm" svg:x="18.976cm" svg:y="4.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32" presentation:class="page"/>
          <draw:frame presentation:style-name="pr1" draw:text-style-name="P10"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2" draw:layer="layout" svg:width="1.016cm" svg:height="1.016cm" svg:x="18.976cm" svg:y="4.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33" presentation:class="page"/>
          <draw:frame presentation:style-name="pr1" draw:text-style-name="P10"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0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3" draw:layer="layout" svg:width="1.016cm" svg:height="1.016cm" svg:x="18.976cm" svg:y="5.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34" presentation:class="page"/>
          <draw:frame presentation:style-name="pr1" draw:text-style-name="P10"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4" draw:layer="layout" svg:width="1.016cm" svg:height="1.016cm" svg:x="18.976cm" svg:y="5.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35" presentation:class="page"/>
          <draw:frame presentation:style-name="pr1" draw:text-style-name="P10"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6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1.016cm" svg:height="1.016cm" svg:x="18.976cm" svg:y="6.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36" presentation:class="page"/>
          <draw:frame presentation:style-name="pr1" draw:text-style-name="P10"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6" draw:layer="layout" svg:width="1.016cm" svg:height="1.016cm" svg:x="18.976cm" svg:y="6.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37" presentation:class="page"/>
          <draw:frame presentation:style-name="pr1" draw:text-style-name="P10"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0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7" draw:layer="layout" svg:width="1.016cm" svg:height="1.016cm" svg:x="18.976cm" svg:y="7.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38" presentation:class="page"/>
          <draw:frame presentation:style-name="pr1" draw:text-style-name="P10"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8" draw:layer="layout" svg:width="1.016cm" svg:height="1.016cm" svg:x="18.976cm" svg:y="7.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39" presentation:class="page"/>
          <draw:frame presentation:style-name="pr1" draw:text-style-name="P10"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6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9" draw:layer="layout" svg:width="1.016cm" svg:height="1.016cm" svg:x="18.976cm" svg:y="8.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40" presentation:class="page"/>
          <draw:frame presentation:style-name="pr1" draw:text-style-name="P10"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0" draw:layer="layout" svg:width="1.016cm" svg:height="1.016cm" svg:x="18.976cm" svg:y="8.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41" presentation:class="page"/>
          <draw:frame presentation:style-name="pr1" draw:text-style-name="P10"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0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41" draw:layer="layout" svg:width="1.016cm" svg:height="1.016cm" svg:x="18.976cm" svg:y="9.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42" presentation:class="page"/>
          <draw:frame presentation:style-name="pr1" draw:text-style-name="P10"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42" draw:layer="layout" svg:width="1.016cm" svg:height="1.016cm" svg:x="18.976cm" svg:y="9.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43" presentation:class="page"/>
          <draw:frame presentation:style-name="pr1" draw:text-style-name="P10"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6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43" draw:layer="layout" svg:width="1.016cm" svg:height="1.016cm" svg:x="18.976cm" svg:y="10.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44" presentation:class="page"/>
          <draw:frame presentation:style-name="pr1" draw:text-style-name="P10"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0">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draw:custom-shape draw:style-name="gr5" draw:text-style-name="P3" draw:layer="layout" svg:width="1.016cm" svg:height="1.016cm" svg:x="18.975cm" svg:y="10.1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45" presentation:class="page"/>
          <draw:frame presentation:style-name="pr1" draw:text-style-name="P10"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0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1.016cm" svg:height="1.016cm" svg:x="18.975cm" svg:y="10.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1.249cm" svg:height="1.039cm" draw:transform="skewX (0.0010471975511966) rotate (-3.08277505779758) translate (19.512cm 12.48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1" draw:layer="layout" svg:width="18.624cm" svg:height="10.476cm" svg:x="1.482cm" svg:y="2.123cm" draw:page-number="46" presentation:class="page"/>
          <draw:frame presentation:style-name="pr1" draw:text-style-name="P10"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1.249cm" svg:height="1.039cm" draw:transform="skewX (0.0010471975511966) rotate (-3.08277505779758) translate (19.512cm 12.48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3" draw:layer="layout" svg:width="1.016cm" svg:height="1.016cm" svg:x="17.976cm" svg:y="10.5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47" presentation:class="page"/>
          <draw:frame presentation:style-name="pr1" draw:text-style-name="P10"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6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1.249cm" svg:height="1.039cm" draw:transform="skewX (0.0010471975511966) rotate (-3.08277505779758) translate (19.512cm 12.48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3" draw:layer="layout" svg:width="1.016cm" svg:height="1.016cm" svg:x="16.977cm" svg:y="10.95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48" presentation:class="page"/>
          <draw:frame presentation:style-name="pr1" draw:text-style-name="P10"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1.249cm" svg:height="1.039cm" draw:transform="skewX (0.0010471975511966) rotate (-3.08277505779758) translate (19.512cm 12.48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3" draw:layer="layout" svg:width="1.016cm" svg:height="1.016cm" svg:x="16.374cm" svg:y="11.55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49" presentation:class="page"/>
          <draw:frame presentation:style-name="pr1" draw:text-style-name="P10"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0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1.016cm" svg:height="1.016cm" svg:x="16.374cm" svg:y="11.55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50" presentation:class="page"/>
          <draw:frame presentation:style-name="pr1" draw:text-style-name="P10"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1.016cm" svg:height="1.016cm" svg:x="16.374cm" svg:y="11.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presentation:notes draw:style-name="dp2">
          <draw:page-thumbnail draw:style-name="gr11" draw:layer="layout" svg:width="18.624cm" svg:height="10.476cm" svg:x="1.482cm" svg:y="2.123cm" draw:page-number="51" presentation:class="page"/>
          <draw:frame presentation:style-name="pr1" draw:text-style-name="P10"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6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1.016cm" svg:height="1.016cm" svg:x="16.374cm" svg:y="11.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presentation:notes draw:style-name="dp2">
          <draw:page-thumbnail draw:style-name="gr11" draw:layer="layout" svg:width="18.624cm" svg:height="10.476cm" svg:x="1.482cm" svg:y="2.123cm" draw:page-number="52" presentation:class="page"/>
          <draw:frame presentation:style-name="pr1" draw:text-style-name="P10"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12" draw:text-style-name="P11" draw:layer="layout" svg:width="1.016cm" svg:height="1.016cm" svg:x="16.376cm" svg:y="10.54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53" presentation:class="page"/>
          <draw:frame presentation:style-name="pr1" draw:text-style-name="P10"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0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13" draw:text-style-name="P12" draw:layer="layout" svg:width="1.016cm" svg:height="1.016cm" svg:x="16.377cm" svg:y="10.05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54" presentation:class="page"/>
          <draw:frame presentation:style-name="pr1" draw:text-style-name="P10"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14" draw:text-style-name="P13" draw:layer="layout" svg:width="1.016cm" svg:height="1.016cm" svg:x="16.377cm" svg:y="9.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55" presentation:class="page"/>
          <draw:frame presentation:style-name="pr1" draw:text-style-name="P10"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6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15" draw:text-style-name="P14" draw:layer="layout" svg:width="1.016cm" svg:height="1.016cm" svg:x="16.378cm" svg:y="9.04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56" presentation:class="page"/>
          <draw:frame presentation:style-name="pr1" draw:text-style-name="P10"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16" draw:text-style-name="P15" draw:layer="layout" svg:width="1.016cm" svg:height="1.016cm" svg:x="16.378cm" svg:y="8.5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57" presentation:class="page"/>
          <draw:frame presentation:style-name="pr1" draw:text-style-name="P10"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0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17" draw:text-style-name="P16" draw:layer="layout" svg:width="1.016cm" svg:height="1.016cm" svg:x="16.378cm" svg:y="8.05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58" presentation:class="page"/>
          <draw:frame presentation:style-name="pr1" draw:text-style-name="P10"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18" draw:text-style-name="P17" draw:layer="layout" svg:width="1.016cm" svg:height="1.016cm" svg:x="16.378cm" svg:y="7.54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59" presentation:class="page"/>
          <draw:frame presentation:style-name="pr1" draw:text-style-name="P10"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6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19" draw:text-style-name="P18" draw:layer="layout" svg:width="1.016cm" svg:height="1.016cm" svg:x="16.378cm" svg:y="7.06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60" presentation:class="page"/>
          <draw:frame presentation:style-name="pr1" draw:text-style-name="P10"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20" draw:text-style-name="P19" draw:layer="layout" svg:width="1.016cm" svg:height="1.016cm" svg:x="16.378cm" svg:y="6.55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61" presentation:class="page"/>
          <draw:frame presentation:style-name="pr1" draw:text-style-name="P10"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0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21" draw:text-style-name="P20" draw:layer="layout" svg:width="1.016cm" svg:height="1.016cm" svg:x="16.378cm" svg:y="6.04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62" presentation:class="page"/>
          <draw:frame presentation:style-name="pr1" draw:text-style-name="P10"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22" draw:text-style-name="P21" draw:layer="layout" svg:width="1.016cm" svg:height="1.016cm" svg:x="16.379cm" svg:y="5.56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63" presentation:class="page"/>
          <draw:frame presentation:style-name="pr1" draw:text-style-name="P10"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6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23" draw:text-style-name="P22" draw:layer="layout" svg:width="1.016cm" svg:height="1.016cm" svg:x="16.379cm" svg:y="5.0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64" presentation:class="page"/>
          <draw:frame presentation:style-name="pr1" draw:text-style-name="P10"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24" draw:text-style-name="P23" draw:layer="layout" svg:width="1.016cm" svg:height="1.016cm" svg:x="16.379cm" svg:y="4.54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65" presentation:class="page"/>
          <draw:frame presentation:style-name="pr1" draw:text-style-name="P10"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0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25" draw:text-style-name="P24" draw:layer="layout" svg:width="1.016cm" svg:height="1.016cm" svg:x="16.38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66" presentation:class="page"/>
          <draw:frame presentation:style-name="pr1" draw:text-style-name="P10"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26" draw:text-style-name="P25" draw:layer="layout" svg:width="1.016cm" svg:height="1.016cm" svg:x="16.3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67" presentation:class="page"/>
          <draw:frame presentation:style-name="pr1" draw:text-style-name="P10"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6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27" draw:text-style-name="P26" draw:layer="layout" svg:width="1.016cm" svg:height="1.016cm" svg:x="16.38cm" svg:y="3.0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68" presentation:class="page"/>
          <draw:frame presentation:style-name="pr1" draw:text-style-name="P10"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28" draw:text-style-name="P27" draw:layer="layout" svg:width="1.016cm" svg:height="1.016cm" svg:x="16.38cm" svg:y="2.56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69" presentation:class="page"/>
          <draw:frame presentation:style-name="pr1" draw:text-style-name="P10"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0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29" draw:text-style-name="P28" draw:layer="layout" svg:width="1.016cm" svg:height="1.016cm" svg:x="16.38cm" svg:y="2.05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70" presentation:class="page"/>
          <draw:frame presentation:style-name="pr1" draw:text-style-name="P10"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546cm" svg:y1="12.471cm" svg:x2="15.546cm" svg:y2="2.565cm">
          <text:p/>
        </draw:line>
        <draw:frame draw:style-name="gr7" draw:text-style-name="P6" draw:layer="layout" svg:width="8.636cm" svg:height="1.119cm" draw:transform="rotate (1.5707963267949) translate (14.351cm 11.863cm)">
          <draw:text-box>
            <text:p text:style-name="P5"><text:span text:style-name="T1">EXCITATION</text:span></text:p>
          </draw:text-box>
        </draw:frame>
        <draw:custom-shape draw:style-name="gr10" draw:text-style-name="P9" draw:layer="layout" svg:width="1.016cm" svg:height="1.016cm" svg:x="16.363cm" svg:y="1.4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71" presentation:class="page"/>
          <draw:frame presentation:style-name="pr1" draw:text-style-name="P10"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6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1.016cm" svg:height="1.016cm" svg:x="16.363cm" svg:y="1.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1.249cm" svg:height="1.039cm" draw:transform="skewX (0.00104719755119664) rotate (-1.0471975511966) translate (17.791cm 2.31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1" draw:layer="layout" svg:width="18.624cm" svg:height="10.476cm" svg:x="1.482cm" svg:y="2.123cm" draw:page-number="72" presentation:class="page"/>
          <draw:frame presentation:style-name="pr1" draw:text-style-name="P10"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1.249cm" svg:height="1.039cm" draw:transform="skewX (0.00104719755119664) rotate (-1.0471975511966) translate (17.791cm 2.31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9" draw:layer="layout" svg:width="1.016cm" svg:height="1.016cm" svg:x="17.364cm" svg:y="1.86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73" presentation:class="page"/>
          <draw:frame presentation:style-name="pr1" draw:text-style-name="P10"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0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1.249cm" svg:height="1.039cm" draw:transform="skewX (0.00104719755119664) rotate (-1.0471975511966) translate (17.791cm 2.31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9" draw:layer="layout" svg:width="1.016cm" svg:height="1.016cm" svg:x="18.365cm" svg:y="2.2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74" presentation:class="page"/>
          <draw:frame presentation:style-name="pr1" draw:text-style-name="P10"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1.249cm" svg:height="1.039cm" draw:transform="skewX (0.00104719755119664) rotate (-1.0471975511966) translate (17.791cm 2.31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4" draw:layer="layout" svg:width="1.016cm" svg:height="1.016cm" svg:x="18.977cm" svg:y="2.55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75" presentation:class="page"/>
          <draw:frame presentation:style-name="pr1" draw:text-style-name="P10"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6" draw:text-style-name="P4" draw:layer="layout" svg:width="1.016cm" svg:height="1.016cm" svg:x="5.375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1.016cm" svg:height="1.016cm" svg:x="18.977cm" svg:y="2.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76" presentation:class="page"/>
          <draw:frame presentation:style-name="pr1" draw:text-style-name="P10"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30" draw:text-style-name="P29" draw:layer="layout" svg:width="1.016cm" svg:height="1.016cm" svg:x="5.375cm" svg:y="3.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016cm" svg:height="1.016cm" svg:x="18.977cm" svg:y="3.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77" presentation:class="page"/>
          <draw:frame presentation:style-name="pr1" draw:text-style-name="P10"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31" draw:text-style-name="P30" draw:layer="layout" svg:width="1.016cm" svg:height="1.016cm" svg:x="5.375cm" svg:y="3.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0" draw:layer="layout" svg:width="1.016cm" svg:height="1.016cm" svg:x="18.977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78" presentation:class="page"/>
          <draw:frame presentation:style-name="pr1" draw:text-style-name="P10"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32" draw:text-style-name="P31" draw:layer="layout" svg:width="1.016cm" svg:height="1.016cm" svg:x="5.375cm" svg:y="4.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1" draw:layer="layout" svg:width="1.016cm" svg:height="1.016cm" svg:x="18.977cm" svg:y="4.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79" presentation:class="page"/>
          <draw:frame presentation:style-name="pr1" draw:text-style-name="P10"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33" draw:text-style-name="P32" draw:layer="layout" svg:width="1.016cm" svg:height="1.016cm" svg:x="5.375cm" svg:y="4.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2" draw:layer="layout" svg:width="1.016cm" svg:height="1.016cm" svg:x="18.977cm" svg:y="4.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80" presentation:class="page"/>
          <draw:frame presentation:style-name="pr1" draw:text-style-name="P10"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34" draw:text-style-name="P33" draw:layer="layout" svg:width="1.016cm" svg:height="1.016cm" svg:x="5.375cm" svg:y="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3" draw:layer="layout" svg:width="1.016cm" svg:height="1.016cm" svg:x="18.977cm" svg:y="5.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81" presentation:class="page"/>
          <draw:frame presentation:style-name="pr1" draw:text-style-name="P10"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35" draw:text-style-name="P34" draw:layer="layout" svg:width="1.016cm" svg:height="1.016cm" svg:x="5.375cm" svg:y="5.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4" draw:layer="layout" svg:width="1.016cm" svg:height="1.016cm" svg:x="18.977cm" svg:y="5.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82" presentation:class="page"/>
          <draw:frame presentation:style-name="pr1" draw:text-style-name="P10"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36" draw:text-style-name="P35" draw:layer="layout" svg:width="1.016cm" svg:height="1.016cm" svg:x="5.375cm" svg:y="6.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1.016cm" svg:height="1.016cm" svg:x="18.977cm" svg:y="6.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83" presentation:class="page"/>
          <draw:frame presentation:style-name="pr1" draw:text-style-name="P10"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37" draw:text-style-name="P36" draw:layer="layout" svg:width="1.016cm" svg:height="1.016cm" svg:x="5.375cm" svg:y="6.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6" draw:layer="layout" svg:width="1.016cm" svg:height="1.016cm" svg:x="18.977cm" svg:y="6.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84" presentation:class="page"/>
          <draw:frame presentation:style-name="pr1" draw:text-style-name="P10"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38" draw:text-style-name="P37" draw:layer="layout" svg:width="1.016cm" svg:height="1.016cm" svg:x="5.375cm" svg:y="7.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7" draw:layer="layout" svg:width="1.016cm" svg:height="1.016cm" svg:x="18.977cm" svg:y="7.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85" presentation:class="page"/>
          <draw:frame presentation:style-name="pr1" draw:text-style-name="P10"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39" draw:text-style-name="P38" draw:layer="layout" svg:width="1.016cm" svg:height="1.016cm" svg:x="5.375cm" svg:y="7.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8" draw:layer="layout" svg:width="1.016cm" svg:height="1.016cm" svg:x="18.977cm" svg:y="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86" presentation:class="page"/>
          <draw:frame presentation:style-name="pr1" draw:text-style-name="P10"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40" draw:text-style-name="P39" draw:layer="layout" svg:width="1.016cm" svg:height="1.016cm" svg:x="5.375cm" svg:y="8.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9" draw:layer="layout" svg:width="1.016cm" svg:height="1.016cm" svg:x="18.977cm" svg:y="8.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87" presentation:class="page"/>
          <draw:frame presentation:style-name="pr1" draw:text-style-name="P10"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41" draw:text-style-name="P40" draw:layer="layout" svg:width="1.016cm" svg:height="1.016cm" svg:x="5.375cm" svg:y="8.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0" draw:layer="layout" svg:width="1.016cm" svg:height="1.016cm" svg:x="18.977cm" svg:y="8.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88" presentation:class="page"/>
          <draw:frame presentation:style-name="pr1" draw:text-style-name="P10"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42" draw:text-style-name="P41" draw:layer="layout" svg:width="1.016cm" svg:height="1.016cm" svg:x="5.375cm" svg:y="9.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41" draw:layer="layout" svg:width="1.016cm" svg:height="1.016cm" svg:x="18.977cm" svg:y="9.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89" presentation:class="page"/>
          <draw:frame presentation:style-name="pr1" draw:text-style-name="P10"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43" draw:text-style-name="P42" draw:layer="layout" svg:width="1.016cm" svg:height="1.016cm" svg:x="5.375cm" svg:y="9.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42" draw:layer="layout" svg:width="1.016cm" svg:height="1.016cm" svg:x="18.977cm" svg:y="9.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90" presentation:class="page"/>
          <draw:frame presentation:style-name="pr1" draw:text-style-name="P10"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44" draw:text-style-name="P43" draw:layer="layout" svg:width="1.016cm" svg:height="1.016cm" svg:x="5.375cm" svg:y="10.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43" draw:layer="layout" svg:width="1.016cm" svg:height="1.016cm" svg:x="18.977cm" svg:y="10.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presentation:notes draw:style-name="dp2">
          <draw:page-thumbnail draw:style-name="gr11" draw:layer="layout" svg:width="18.624cm" svg:height="10.476cm" svg:x="1.482cm" svg:y="2.123cm" draw:page-number="91" presentation:class="page"/>
          <draw:frame presentation:style-name="pr1" draw:text-style-name="P10"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1T0">
        <draw:frame draw:style-name="gr1" draw:text-style-name="P1" draw:layer="layout" svg:width="5.232cm" svg:height="1.295cm" draw:transform="rotate (-0.523598775598299) translate (6.623cm 3.556cm)">
          <draw:image xlink:href="Pictures/10000000000000940000002513372FC5346D9717.png" xlink:type="simple" xlink:show="embed" xlink:actuate="onLoad">
            <text:p/>
          </draw:image>
        </draw:frame>
        <draw:frame draw:style-name="gr1" draw:text-style-name="P1" draw:layer="layout" svg:width="5.232cm" svg:height="1.295cm" draw:transform="rotate (-0.523598775598299) translate (20.224cm 3.57cm)">
          <draw:image xlink:href="Pictures/10000000000000940000002513372FC5346D9717.png" xlink:type="simple" xlink:show="embed" xlink:actuate="onLoad">
            <text:p/>
          </draw:image>
        </draw:frame>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frame draw:style-name="gr8" draw:text-style-name="P7" draw:layer="layout" svg:width="8.636cm" svg:height="1.038cm" draw:transform="rotate (1.5707963267949) translate (16.955cm 11.36cm)">
          <draw:text-box>
            <text:p text:style-name="P5"><text:span text:style-name="T2">STIMULATION</text:span></text:p>
          </draw:text-box>
        </draw:frame>
        <draw:line draw:style-name="gr4" draw:text-style-name="P2" draw:layer="layout" svg:x1="18.111cm" svg:y1="3.886cm" svg:x2="18.111cm" svg:y2="11.15cm">
          <text:p/>
        </draw:line>
        <draw:custom-shape draw:style-name="gr5" draw:text-style-name="P3" draw:layer="layout" svg:width="1.016cm" svg:height="1.016cm" svg:x="5.366cm" svg:y="10.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1.016cm" svg:height="1.016cm" svg:x="18.982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92" presentation:class="page"/>
          <draw:frame presentation:style-name="pr1" draw:text-style-name="P10"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5" draw:text-style-name="P3" draw:layer="layout" svg:width="1.016cm" svg:height="1.016cm" svg:x="5.366cm" svg:y="10.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1.249cm" svg:height="1.039cm" draw:transform="skewX (0.0010471975511966) rotate (-3.08277505779758) translate (5.904cm 12.47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3" draw:layer="layout" svg:width="1.016cm" svg:height="1.016cm" svg:x="18.982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1.249cm" svg:height="1.039cm" draw:transform="skewX (0.0010471975511966) rotate (-3.08277505779758) translate (19.519cm 12.48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1" draw:layer="layout" svg:width="18.624cm" svg:height="10.476cm" svg:x="1.482cm" svg:y="2.123cm" draw:page-number="93" presentation:class="page"/>
          <draw:frame presentation:style-name="pr1" draw:text-style-name="P10"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5" draw:text-style-name="P3" draw:layer="layout" svg:width="1.016cm" svg:height="1.016cm" svg:x="4.366cm" svg:y="1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1.249cm" svg:height="1.039cm" draw:transform="skewX (0.0010471975511966) rotate (-3.08277505779758) translate (5.904cm 12.47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8" draw:layer="layout" svg:width="1.249cm" svg:height="1.039cm" draw:transform="skewX (0.0010471975511966) rotate (-3.08277505779758) translate (19.519cm 12.48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3" draw:layer="layout" svg:width="1.016cm" svg:height="1.016cm" svg:x="17.977cm" svg:y="10.55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94" presentation:class="page"/>
          <draw:frame presentation:style-name="pr1" draw:text-style-name="P10"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5" draw:text-style-name="P3" draw:layer="layout" svg:width="1.016cm" svg:height="1.016cm" svg:x="3.366cm" svg:y="10.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1.249cm" svg:height="1.039cm" draw:transform="skewX (0.0010471975511966) rotate (-3.08277505779758) translate (5.904cm 12.47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8" draw:layer="layout" svg:width="1.249cm" svg:height="1.039cm" draw:transform="skewX (0.0010471975511966) rotate (-3.08277505779758) translate (19.519cm 12.48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3" draw:layer="layout" svg:width="1.016cm" svg:height="1.016cm" svg:x="16.978cm" svg:y="10.95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95" presentation:class="page"/>
          <draw:frame presentation:style-name="pr1" draw:text-style-name="P10"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9" draw:text-style-name="P8" draw:layer="layout" svg:width="1.249cm" svg:height="1.039cm" draw:transform="skewX (0.0010471975511966) rotate (-3.08277505779758) translate (5.904cm 12.47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8" draw:layer="layout" svg:width="1.249cm" svg:height="1.039cm" draw:transform="skewX (0.0010471975511966) rotate (-3.08277505779758) translate (19.519cm 12.48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3" draw:layer="layout" svg:width="1.016cm" svg:height="1.016cm" svg:x="2.773cm" svg:y="11.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1.016cm" svg:height="1.016cm" svg:x="16.374cm" svg:y="11.55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96" presentation:class="page"/>
          <draw:frame presentation:style-name="pr1" draw:text-style-name="P10"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1T0">
        <draw:line draw:style-name="gr2" draw:text-style-name="P2" draw:layer="layout" svg:x1="2.01cm" svg:y1="12.648cm" svg:x2="5.312cm" svg:y2="12.648cm">
          <text:p/>
        </draw:line>
        <draw:line draw:style-name="gr2" draw:text-style-name="P2" draw:layer="layout" svg:x1="4.51cm" svg:y1="11.248cm" svg:x2="7.812cm" svg:y2="11.248cm">
          <text:p/>
        </draw:line>
        <draw:line draw:style-name="gr2" draw:text-style-name="P2" draw:layer="layout" svg:x1="4.51cm" svg:y1="3.648cm" svg:x2="7.812cm" svg:y2="3.648cm">
          <text:p/>
        </draw:line>
        <draw:line draw:style-name="gr2" draw:text-style-name="P2" draw:layer="layout" svg:x1="15.611cm" svg:y1="12.662cm" svg:x2="18.913cm" svg:y2="12.662cm">
          <text:p/>
        </draw:line>
        <draw:line draw:style-name="gr2" draw:text-style-name="P2" draw:layer="layout" svg:x1="18.111cm" svg:y1="11.262cm" svg:x2="21.413cm" svg:y2="11.262cm">
          <text:p/>
        </draw:line>
        <draw:line draw:style-name="gr2" draw:text-style-name="P2" draw:layer="layout" svg:x1="18.111cm" svg:y1="3.662cm" svg:x2="21.413cm" svg:y2="3.662cm">
          <text:p/>
        </draw:line>
        <draw:line draw:style-name="gr2" draw:text-style-name="P2" draw:layer="layout" svg:x1="2.011cm" svg:y1="2.548cm" svg:x2="5.313cm" svg:y2="2.548cm">
          <text:p/>
        </draw:line>
        <draw:line draw:style-name="gr2" draw:text-style-name="P2" draw:layer="layout" svg:x1="15.612cm" svg:y1="2.562cm" svg:x2="18.914cm" svg:y2="2.562cm">
          <text:p/>
        </draw:line>
        <draw:line draw:style-name="gr2" draw:text-style-name="P2" draw:layer="layout" svg:x1="1.999cm" svg:y1="2.562cm" svg:x2="5.301cm" svg:y2="2.562cm">
          <text:p/>
        </draw:line>
        <draw:custom-shape draw:style-name="gr5" draw:text-style-name="P3" draw:layer="layout" svg:width="1.016cm" svg:height="1.016cm" svg:x="2.773cm" svg:y="11.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1.016cm" svg:height="1.016cm" svg:x="16.374cm" svg:y="11.55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1" draw:layer="layout" svg:width="18.624cm" svg:height="10.476cm" svg:x="1.482cm" svg:y="2.123cm" draw:page-number="97"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22T16:36:24.108000000</meta:creation-date>
    <dc:date>2020-01-23T16:12:25.676000000</dc:date>
    <meta:editing-duration>PT3H54M58S</meta:editing-duration>
    <meta:editing-cycles>64</meta:editing-cycles>
    <meta:generator>LibreOffice/5.3.1.2$Windows_X86_64 LibreOffice_project/e80a0e0fd1875e1696614d24c32df0f95f03deb2</meta:generator>
    <meta:document-statistic meta:object-count="1549"/>
  </office:meta>
</office:document-meta>
</file>